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1.838cm"/>
    </style:style>
    <style:style style:name="Table1.C" style:family="table-column">
      <style:table-column-properties style:column-width="2.859cm"/>
    </style:style>
    <style:style style:name="Table1.D" style:family="table-column">
      <style:table-column-properties style:column-width="2.394cm"/>
    </style:style>
    <style:style style:name="Table1.E" style:family="table-column">
      <style:table-column-properties style:column-width="2.182cm"/>
    </style:style>
    <style:style style:name="Table1.F" style:family="table-column">
      <style:table-column-properties style:column-width="3.424cm"/>
    </style:style>
    <style:style style:name="Table1.A1" style:family="table-cell">
      <style:table-cell-properties style:vertical-align="bottom" fo:padding-left="0.079cm" fo:padding-right="0.079cm" fo:padding-top="0.053cm" fo:padding-bottom="0.053cm" fo:border="1pt solid #cccccc"/>
    </style:style>
    <style:style style:name="Table1.B1" style:family="table-cell">
      <style:table-cell-properties style:vertical-align="bottom" fo:padding-left="0cm" fo:padding-right="0.079cm" fo:padding-top="0.053cm" fo:padding-bottom="0.053cm" fo:border-left="none" fo:border-right="0.5pt solid #000000" fo:border-top="0.5pt solid #000000" fo:border-bottom="0.5pt solid #000000"/>
    </style:style>
    <style:style style:name="Table1.E1" style:family="table-cell">
      <style:table-cell-properties style:vertical-align="bottom" fo:padding-left="0cm" fo:padding-right="0.079cm" fo:padding-top="0.053cm" fo:padding-bottom="0.053cm" fo:border-left="none" fo:border-right="none" fo:border-top="0.5pt solid #000000" fo:border-bottom="0.5pt solid #000000"/>
    </style:style>
    <style:style style:name="Table1.A2" style:family="table-cell">
      <style:table-cell-properties style:vertical-align="bottom" fo:padding-left="0.079cm" fo:padding-right="0.079cm" fo:padding-top="0cm" fo:padding-bottom="0.053cm" fo:border-left="0.5pt solid #000000" fo:border-right="0.5pt solid #000000" fo:border-top="none" fo:border-bottom="0.5pt solid #000000"/>
    </style:style>
    <style:style style:name="Table1.B2" style:family="table-cell">
      <style:table-cell-properties style:vertical-align="bottom" fo:padding-left="0cm" fo:padding-right="0.079cm" fo:padding-top="0cm" fo:padding-bottom="0.053cm" fo:border-left="none" fo:border-right="0.5pt solid #000000" fo:border-top="none" fo:border-bottom="0.5pt solid #000000"/>
    </style:style>
    <style:style style:name="Table1.E2" style:family="table-cell">
      <style:table-cell-properties style:vertical-align="bottom" fo:padding-left="0cm" fo:padding-right="0.079cm" fo:padding-top="0cm" fo:padding-bottom="0.053cm" fo:border-left="none" fo:border-right="none" fo:border-top="none" fo:border-bottom="0.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style:font-name="Liberation Serif" fo:font-size="10pt" style:font-size-asian="10pt" style:font-size-complex="10pt"/>
    </style:style>
    <style:style style:name="P3" style:family="paragraph" style:parent-style-name="Table_20_Contents">
      <loext:graphic-properties draw:fill="solid" draw:fill-color="#ffffff" draw:opacity="100%"/>
      <style:paragraph-properties fo:background-color="#ffffff"/>
      <style:text-properties style:font-name="Liberation Serif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Arial" fo:font-size="10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0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0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ff" style:font-name="Times New Roman" fo:font-size="10pt" fo:font-weight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ff" style:font-name="Liberation Serif" fo:font-size="10pt" fo:font-weight="bold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ff" style:font-name="Liberation Serif" fo:font-size="10pt" fo:font-weight="bold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 style:font-name="Times New Roman" fo:font-size="10pt" fo:font-weight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9900ff" style:font-name="Times New Roman" fo:font-size="10pt" fo:font-weight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9900ff" style:font-name="Liberation Serif" fo:font-size="10pt" fo:font-weight="bold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9900ff" style:font-name="Liberation Serif" fo:font-size="10pt" fo:font-weight="bold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Liberation Serif" fo:font-size="10pt" officeooo:paragraph-rsid="0009a0dc" style:font-size-asian="10pt" style:font-size-complex="10pt"/>
    </style:style>
    <style:style style:name="P17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style:font-name="Liberation Serif" fo:font-size="10pt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Liberation Serif" fo:font-size="10pt" officeooo:rsid="0009a0dc" officeooo:paragraph-rsid="0009a0dc" style:font-size-asian="10pt" style:font-size-complex="10pt"/>
    </style:style>
    <style:style style:name="P19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style:font-name="Liberation Serif" fo:font-size="10pt" fo:background-color="transparen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412694296240">
          <table:table-cell table:style-name="Table1.A1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1" office:value-type="string">
            <text:p text:style-name="P15">08/02/2022</text:p>
          </table:table-cell>
          <table:table-cell table:style-name="Table1.B1" office:value-type="string">
            <text:p text:style-name="P14">Using Conda to create reproducible Python environment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5">10:00:00</text:p>
          </table:table-cell>
          <table:table-cell table:style-name="Table1.E1" office:value-type="string">
            <text:p text:style-name="P15">12:00:00</text:p>
          </table:table-cell>
          <table:table-cell table:style-name="Table1.B1" office:value-type="string">
            <text:p text:style-name="P18">Andrew Stewart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15/02/2022</text:p>
          </table:table-cell>
          <table:table-cell table:style-name="Table1.B2" office:value-type="string">
            <text:p text:style-name="P14">Programming in Python using Jupyter Notebooks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8">Andrew Stewart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22/02/2022</text:p>
          </table:table-cell>
          <table:table-cell table:style-name="Table1.B2" office:value-type="string">
            <text:p text:style-name="P14">Data analysis using the NumPy, pandas (and related) Python libraries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8">Andrew Stewart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01/03/2022</text:p>
          </table:table-cell>
          <table:table-cell table:style-name="Table1.B2" office:value-type="string">
            <text:p text:style-name="P14">How to use git and GitHub for version control and collaborative working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8">Andrew Stewart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08/03/2022</text:p>
          </table:table-cell>
          <table:table-cell table:style-name="Table1.B2" office:value-type="string">
            <text:p text:style-name="P14">Making your analyses reproducible using Docker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8">Andrew Stewart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15/03/2022</text:p>
          </table:table-cell>
          <table:table-cell table:style-name="Table1.B2" office:value-type="string">
            <text:p text:style-name="P14">Understand the principles of statistical/machine learning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5">Martyn Mcfarquhar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22/03/2022</text:p>
          </table:table-cell>
          <table:table-cell table:style-name="Table1.B2" office:value-type="string">
            <text:p text:style-name="P14">Classification and resampling methods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6">Martyn Mcfarquhar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9">01/04/2022</text:p>
          </table:table-cell>
          <table:table-cell table:style-name="Table1.B2" office:value-type="string">
            <text:p text:style-name="P8">Assignment 1 (50%): Python Programming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7:00:00</text:p>
          </table:table-cell>
          <table:table-cell table:style-name="Table1.E2" office:value-type="string">
            <text:p text:style-name="P15">23:59:59</text:p>
          </table:table-cell>
          <table:table-cell table:style-name="Table1.B2" office:value-type="string">
            <text:p text:style-name="P15"/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15">29/03/2022</text:p>
          </table:table-cell>
          <table:table-cell table:style-name="Table1.B2" office:value-type="string">
            <text:p text:style-name="P14">Model selection and regularization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6">Martyn Mcfarquhar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<text:soft-page-break/>with Data Science)</text:p>
          </table:table-cell>
          <table:table-cell table:style-name="Table1.B2" office:value-type="string">
            <text:p text:style-name="P15">05/04/2022</text:p>
          </table:table-cell>
          <table:table-cell table:style-name="Table1.B2" office:value-type="string">
            <text:p text:style-name="P14">Unsupervised statistical learning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0:00:00</text:p>
          </table:table-cell>
          <table:table-cell table:style-name="Table1.E2" office:value-type="string">
            <text:p text:style-name="P15">12:00:00</text:p>
          </table:table-cell>
          <table:table-cell table:style-name="Table1.B2" office:value-type="string">
            <text:p text:style-name="P16">Martyn Mcfarquhar</text:p>
          </table:table-cell>
        </table:table-row>
        <table:table-row table:style-name="TableLine94412694296240">
          <table:table-cell table:style-name="Table1.A2" office:value-type="string">
            <text:p text:style-name="P14">BIOL63162 Scientific Programming, Computational Tools and Machine Learning (Experimental Psychology with Data Science)</text:p>
          </table:table-cell>
          <table:table-cell table:style-name="Table1.B2" office:value-type="string">
            <text:p text:style-name="P9">29/04/2022</text:p>
          </table:table-cell>
          <table:table-cell table:style-name="Table1.B2" office:value-type="string">
            <text:p text:style-name="P8">Assignment 2 (50%): Machine Learning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5">17:00:00</text:p>
          </table:table-cell>
          <table:table-cell table:style-name="Table1.E2" office:value-type="string">
            <text:p text:style-name="P15">23:59:59</text:p>
          </table:table-cell>
          <table:table-cell table:style-name="Table1.B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Stewart </meta:initial-creator>
    <meta:creation-date>2022-01-05T13:41:43.628238692</meta:creation-date>
    <dc:date>2022-01-05T13:52:16.034502376</dc:date>
    <dc:creator>Andrew Stewart </dc:creator>
    <meta:editing-duration>PT12S</meta:editing-duration>
    <meta:editing-cycles>1</meta:editing-cycles>
    <meta:document-statistic meta:table-count="1" meta:image-count="0" meta:object-count="0" meta:page-count="2" meta:paragraph-count="64" meta:word-count="262" meta:character-count="2241" meta:non-whitespace-character-count="2043"/>
    <meta:generator>LibreOffice/6.4.7.2$Linux_X86_64 LibreOffice_project/40$Build-2</meta:generator>
  </office:meta>
</office:document-meta>
</file>